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051" officeooo:paragraph-rsid="001c9051"/>
    </style:style>
    <style:style style:name="P2" style:family="paragraph" style:parent-style-name="Standard">
      <style:text-properties officeooo:rsid="001dcd9a" officeooo:paragraph-rsid="001dcd9a"/>
    </style:style>
    <style:style style:name="P3" style:family="paragraph" style:parent-style-name="Standard">
      <style:text-properties officeooo:rsid="001e6fef" officeooo:paragraph-rsid="001e6fef"/>
    </style:style>
    <style:style style:name="T1" style:family="text">
      <style:text-properties officeooo:rsid="001e6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 edit issues <text:s text:c="9"/><text:span text:style-name="T1">Resolved </text:span></text:p>
      <text:p text:style-name="P2">product delete is not implemented yet <text:s text:c="6"/><text:span text:style-name="T1">Resolved</text:span></text:p>
      <text:p text:style-name="P2"/>
      <text:p text:style-name="P3">Edit comment is not imlemente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57:32.836736014</meta:creation-date>
    <dc:date>2023-01-16T17:24:01.628514583</dc:date>
    <meta:editing-duration>PT3H46M18S</meta:editing-duration>
    <meta:editing-cycles>1</meta:editing-cycles>
    <meta:document-statistic meta:table-count="0" meta:image-count="0" meta:object-count="0" meta:page-count="1" meta:paragraph-count="3" meta:word-count="16" meta:character-count="120" meta:non-whitespace-character-count="91"/>
    <meta:generator>LibreOffice/6.4.7.2$Linux_X86_64 LibreOffice_project/40$Build-2</meta:generator>
  </office:meta>
</office:document-meta>
</file>